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Courier 10 Pitch" svg:font-family="'Courier 10 Pitch'"/>
    <style:font-face style:name="NimbusSanL-Regu" svg:font-family="NimbusSanL-Regu"/>
    <style:font-face style:name="serif" svg:font-family="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Verdana1" svg:font-family="Verdana" style:font-family-generic="swiss"/>
    <style:font-face style:name="Myriad Roman" svg:font-family="'Myriad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14.571cm" fo:margin-left="0.263cm" table:align="left" style:writing-mode="lr-tb"/>
    </style:style>
    <style:style style:name="Table1.A" style:family="table-column">
      <style:table-column-properties style:column-width="8.229cm"/>
    </style:style>
    <style:style style:name="Table1.B" style:family="table-column">
      <style:table-column-properties style:column-width="6.3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5" style:family="table-row">
      <style:table-row-properties style:min-row-height="0.212cm" fo:keep-together="always"/>
    </style:style>
    <style:style style:name="Table1.A5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/>
      <style:text-properties style:font-name="Courier 10 Pitch" fo:language="none" fo:country="none" style:language-asian="none" style:country-asian="none" style:font-name-complex="Courier 10 Pitch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font-name="Verdana" fo:font-size="10pt" fo:font-weight="bold" style:font-size-asian="10pt" style:font-weight-asian="bold" style:font-name-complex="Verdana"/>
    </style:style>
    <style:style style:name="P7" style:family="paragraph" style:parent-style-name="Standard">
      <style:paragraph-properties style:text-autospace="none" style:snap-to-layout-grid="false"/>
      <style:text-properties style:font-name="Verdana" fo:font-size="10pt" fo:font-weight="bold" style:font-size-asian="10pt" style:font-weight-asian="bold" style:font-name-complex="Verdana"/>
    </style:style>
    <style:style style:name="P8" style:family="paragraph" style:parent-style-name="Standard">
      <style:paragraph-properties style:text-autospace="none"/>
      <style:text-properties style:font-name="Verdana" fo:font-size="10pt" fo:font-weight="bold" style:font-size-asian="10pt" style:font-weight-asian="bold" style:font-name-complex="Verdana" style:font-size-complex="11pt"/>
    </style:style>
    <style:style style:name="P9" style:family="paragraph" style:parent-style-name="Standard">
      <style:paragraph-properties style:text-autospace="none"/>
      <style:text-properties style:font-name="Verdana" fo:font-size="10pt" fo:language="en" fo:country="US" fo:font-weight="bold" style:font-size-asian="10pt" style:font-weight-asian="bold" style:font-name-complex="Verdana"/>
    </style:style>
    <style:style style:name="P10" style:family="paragraph" style:parent-style-name="Standard">
      <style:paragraph-properties style:text-autospace="none"/>
      <style:text-properties style:font-name="Verdana" fo:font-size="10pt" fo:language="en" fo:country="US" style:font-size-asian="10pt" style:font-name-complex="Verdana"/>
    </style:style>
    <style:style style:name="P11" style:family="paragraph" style:parent-style-name="Standard">
      <style:paragraph-properties style:text-autospace="none"/>
      <style:text-properties style:font-name="Verdana" fo:font-size="10pt" style:font-size-asian="10pt" style:font-name-complex="Verdana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9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Verdana" fo:font-size="8pt" fo:language="en" fo:country="US" style:font-size-asian="8pt" style:font-name-complex="Verdana" style:font-size-complex="10pt"/>
    </style:style>
    <style:style style:name="P14" style:family="paragraph" style:parent-style-name="Standard">
      <style:paragraph-properties style:text-autospace="none"/>
      <style:text-properties fo:language="en" fo:country="US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text-autospace="none"/>
      <style:text-properties fo:color="#808080" style:font-name="Verdana" fo:font-size="10pt" fo:font-weight="bold" style:font-size-asian="10pt" style:font-weight-asian="bold" style:font-name-complex="Verdana" style:font-size-complex="11pt"/>
    </style:style>
    <style:style style:name="P17" style:family="paragraph" style:parent-style-name="Text_20_body">
      <style:paragraph-properties fo:text-align="start" style:justify-single-word="false" style:snap-to-layout-grid="false"/>
      <style:text-properties style:font-name="Verdana" fo:font-size="10pt" fo:font-weight="normal" style:font-size-asian="10pt" style:font-weight-asian="normal" style:font-name-complex="Tahoma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9" style:family="paragraph" style:parent-style-name="Standard" style:list-style-name="WW8Num3">
      <style:paragraph-properties style:text-autospace="none"/>
      <style:text-properties fo:color="#808080" style:font-name="Verdana" fo:font-size="6pt" fo:font-weight="bold" style:font-size-asian="6pt" style:font-weight-asian="bold" style:font-name-complex="Verdana" style:font-size-complex="11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64e11"/>
    </style:style>
    <style:style style:name="P22" style:family="paragraph" style:parent-style-name="Standard">
      <style:paragraph-properties style:text-autospace="none"/>
      <style:text-properties style:font-name="Verdana" fo:font-size="10pt" fo:font-weight="bold" style:font-size-asian="10pt" style:font-weight-asian="bold" style:font-name-complex="Verdana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Verdana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Verdana" fo:font-size="10pt" fo:font-weight="normal" style:font-size-asian="10pt" style:font-weight-asian="normal" style:font-name-complex="Verdana" style:font-size-complex="11pt" style:font-weight-complex="normal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paragraph-properties style:text-autospace="none"/>
      <style:text-properties officeooo:paragraph-rsid="001b4f1e"/>
    </style:style>
    <style:style style:name="P27" style:family="paragraph" style:parent-style-name="Standard">
      <style:paragraph-properties style:text-autospace="none"/>
      <style:text-properties officeooo:rsid="001b4f1e"/>
    </style:style>
    <style:style style:name="P28" style:family="paragraph" style:parent-style-name="Standard">
      <style:paragraph-properties style:text-autospace="none"/>
      <style:text-properties officeooo:rsid="001b4f1e" officeooo:paragraph-rsid="001b4f1e"/>
    </style:style>
    <style:style style:name="T1" style:family="text">
      <style:text-properties style:font-name="Verdana" fo:font-size="10pt" fo:font-weight="bold" style:font-size-asian="10pt" style:font-weight-asian="bold" style:font-name-complex="Verdana"/>
    </style:style>
    <style:style style:name="T2" style:family="text">
      <style:text-properties style:font-name="Verdana" fo:font-size="10pt" fo:font-weight="bold" style:font-size-asian="10pt" style:font-weight-asian="bold" style:font-name-complex="Verdana" style:font-size-complex="11pt"/>
    </style:style>
    <style:style style:name="T3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4" style:family="text">
      <style:text-properties style:font-name="Verdana" fo:font-size="10pt" fo:language="en" fo:country="US" fo:font-weight="bold" style:font-size-asian="10pt" style:font-weight-asian="bold" style:font-name-complex="Verdana"/>
    </style:style>
    <style:style style:name="T5" style:family="text">
      <style:text-properties style:font-name="Verdana" fo:font-size="10pt" officeooo:rsid="001b4f1e" style:font-size-asian="10pt" style:font-name-complex="Verdana" style:font-size-complex="9pt"/>
    </style:style>
    <style:style style:name="T6" style:family="text">
      <style:text-properties style:font-name="Verdana" fo:font-size="10pt" officeooo:rsid="001bb085" style:font-size-asian="10pt" style:font-name-complex="Verdana" style:font-size-complex="9pt"/>
    </style:style>
    <style:style style:name="T7" style:family="text">
      <style:text-properties style:font-name="Verdana" fo:font-size="10pt" fo:font-weight="normal" officeooo:rsid="001714cd" style:font-size-asian="10pt" style:font-weight-asian="normal" style:font-name-complex="Verdana" style:font-size-complex="10pt" style:font-weight-complex="normal"/>
    </style:style>
    <style:style style:name="T8" style:family="text">
      <style:text-properties style:font-name="Verdana" fo:font-size="10pt" fo:font-style="italic" fo:font-weight="normal" officeooo:rsid="001714c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style:font-name="NimbusSanL-Regu" style:font-name-complex="NimbusSanL-Regu"/>
    </style:style>
    <style:style style:name="T11" style:family="text">
      <style:text-properties fo:font-weight="normal" officeooo:rsid="00152d76" style:font-weight-asian="normal" style:font-weight-complex="normal"/>
    </style:style>
    <style:style style:name="T12" style:family="text">
      <style:text-properties fo:font-weight="normal" officeooo:rsid="001714cd" style:font-weight-asian="normal" style:font-weight-complex="normal"/>
    </style:style>
    <style:style style:name="T13" style:family="text">
      <style:text-properties style:font-name="Verdana1" fo:font-size="10pt" fo:language="en" fo:country="US" style:font-size-asian="10pt" style:font-size-complex="10pt"/>
    </style:style>
    <style:style style:name="T14" style:family="text">
      <style:text-properties style:font-name="Verdana1" fo:font-size="10pt" style:font-size-asian="10pt" style:font-name-complex="NimbusSanL-Regu" style:font-size-complex="10pt"/>
    </style:style>
    <style:style style:name="T15" style:family="text">
      <style:text-properties style:font-name="Verdana1" fo:font-size="10pt" fo:font-weight="normal" officeooo:rsid="0017cd1d" style:font-size-asian="10pt" style:font-weight-asian="normal" style:font-name-complex="Verdana" style:font-size-complex="10pt" style:font-weight-complex="normal"/>
    </style:style>
    <style:style style:name="T16" style:family="text">
      <style:text-properties style:font-name="Verdana1" officeooo:rsid="0017cd1d" style:font-size-complex="10pt"/>
    </style:style>
    <style:style style:name="T17" style:family="text">
      <style:text-properties officeooo:rsid="00164e11"/>
    </style:style>
    <style:style style:name="T18" style:family="text">
      <style:text-properties style:use-window-font-color="true" style:font-name="Times New Roman" fo:font-size="12pt" fo:language="pt" fo:country="BR" officeooo:rsid="0017cd1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pt" fo:country="BR" officeooo:rsid="00184b2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pt" fo:country="BR" officeooo:rsid="001d312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Verdana" fo:font-size="10pt" fo:language="pt" fo:country="BR" fo:font-weight="normal" officeooo:rsid="001714cd" style:font-name-asian="Times New Roman" style:font-size-asian="10pt" style:language-asian="zh" style:country-asian="CN" style:font-weight-asian="normal" style:font-name-complex="Verdana" style:font-size-complex="10pt" style:language-complex="ar" style:country-complex="SA" style:font-weight-complex="normal"/>
    </style:style>
    <style:style style:name="T22" style:family="text">
      <style:text-properties style:use-window-font-color="true" style:font-name="Verdana" fo:font-size="10pt" fo:language="pt" fo:country="BR" officeooo:rsid="001bb085" style:font-name-asian="Times New Roman" style:font-size-asian="10pt" style:language-asian="zh" style:country-asian="CN" style:font-name-complex="Verdana" style:font-size-complex="9pt" style:language-complex="ar" style:country-complex="SA"/>
    </style:style>
    <style:style style:name="T23" style:family="text">
      <style:text-properties style:use-window-font-color="true" style:font-name="Verdana1" fo:font-size="10pt" fo:language="pt" fo:country="BR" fo:font-weight="normal" officeooo:rsid="0019b48e" style:font-name-asian="Times New Roman" style:font-size-asian="10pt" style:language-asian="zh" style:country-asian="CN" style:font-weight-asian="normal" style:font-name-complex="Verdana" style:font-size-complex="10pt" style:language-complex="ar" style:country-complex="SA" style:font-weight-complex="normal"/>
    </style:style>
    <style:style style:name="T24" style:family="text">
      <style:text-properties officeooo:rsid="001714cd"/>
    </style:style>
    <style:style style:name="T25" style:family="text">
      <style:text-properties officeooo:rsid="0017cd1d"/>
    </style:style>
    <style:style style:name="T26" style:family="text">
      <style:text-properties officeooo:rsid="00184b2b"/>
    </style:style>
    <style:style style:name="T27" style:family="text">
      <style:text-properties officeooo:rsid="0019b48e"/>
    </style:style>
    <style:style style:name="T28" style:family="text">
      <style:text-properties style:font-name="Times New Roman1" fo:font-size="12pt" style:font-size-asian="12pt" style:font-size-complex="12pt"/>
    </style:style>
    <style:style style:name="T29" style:family="text">
      <style:text-properties officeooo:rsid="001b4f1e"/>
    </style:style>
    <style:style style:name="T30" style:family="text">
      <style:text-properties officeooo:rsid="001bb085"/>
    </style:style>
    <style:style style:name="T31" style:family="text">
      <style:text-properties officeooo:rsid="001d31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Resenha SD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Aluno: <text:span text:style-name="T11">Rafael Tenfen</text:span></text:p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6">DATA: <text:span text:style-name="T11">13/11/2020</text:span></text:p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3" table:number-columns-spanned="2" office:value-type="string">
            <text:p text:style-name="P7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5"><text:span text:style-name="T4">ARTIGO Titulo:</text:span><text:span text:style-name="T9"> </text:span><text:span text:style-name="T13">Reprint of: The anatomy of a large-scale hypertextual web search engine</text:span></text:p>
            <text:p text:style-name="P14"/>
            <text:p text:style-name="P9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5"><text:span text:style-name="T1">Autores:</text:span><text:span text:style-name="T10"> </text:span><text:span text:style-name="T14">Sergey Brin, Lawrence Page</text:span></text:p>
            <text:p text:style-name="P10"/>
            <text:p text:style-name="P10"/>
            <text:p text:style-name="P10"/>
            <text:p text:style-name="P10"/>
          </table:table-cell>
          <table:covered-table-cell/>
        </table:table-row>
      </table:table>
      <text:p text:style-name="P13"/>
      <text:p text:style-name="P13"/>
      <text:p text:style-name="P8">Tópico 1 – RESUMO</text:p>
      <text:p text:style-name="P16">Um parágrafo curto (3-4 frases) resumindo o artigo e discutindo um ou mais dos seguintes pontos:</text:p>
      <text:list xml:id="list1139469931" text:style-name="WW8Num3">
        <text:list-item>
          <text:p text:style-name="P19">O que você achou interessante sobre o trabalho?</text:p>
        </text:list-item>
        <text:list-item>
          <text:p text:style-name="P19">Qual é o princípio essencial que o artigo explora?</text:p>
        </text:list-item>
      </text:list>
      <text:p text:style-name="P15"/>
      <text:p text:style-name="P21"><text:span text:style-name="T17">O google por muito tempo foi uma caixa preta, </text:span><text:span text:style-name="T29">algo que desperta curiosidade sobre o seu funcionamento e arquitura para realizar o feito de apresentar aproximandamente 222.000.000 de resultados em incríveis 0,59 segundos ao pesquisar “bill clinton”. </text:span><text:span text:style-name="T20">A essência do artigo é explicar o funcionamento e arquitetura necessária para chegar nesse resultado.</text:span></text:p>
      <text:p text:style-name="P15"/>
      <text:p text:style-name="P11"/>
      <text:p text:style-name="P8">Tópico 2 – Qual é a principal contribuição do artigo?</text:p>
      <text:p text:style-name="P26"><text:span text:style-name="T22">Descrever</text:span><text:span text:style-name="T5"> o funcionamento e arquitetura do motor de busca, rankeamento e indexação de páginas do Google.</text:span></text:p>
      <text:p text:style-name="P12"/>
      <text:p text:style-name="P8">Tópico 3 – Pontos positivos (forças)</text:p>
      <text:p text:style-name="P8">- <text:span text:style-name="T12">Especificações do rankeamento de páginas, o que sempre foi uma dúvida para inúmeras pessoas.</text:span></text:p>
      <text:p text:style-name="P8"><text:span text:style-name="T12"/></text:p>
      <text:p text:style-name="P8"><text:span text:style-name="T12">- A importância de o link ser referenciado por outras páginas, com as definições nos textos âncoras para o rankeamento de páginas.</text:span></text:p>
      <text:p text:style-name="P15"/>
      <text:p text:style-name="P15">- <text:span text:style-name="T24">Possibilidade, mesmo que pequena de um link do </text:span><text:span text:style-name="T18">G</text:span><text:span text:style-name="T24">oogle levar a lugar </text:span><text:span text:style-name="T18">nenhum</text:span><text:span text:style-name="T24">, ou seja</text:span><text:span text:style-name="T25">m,</text:span><text:span text:style-name="T24"> uma página inexistente, pois ele não realiza a verficação de todas as páginas que ele corresponde.</text:span></text:p>
      <text:p text:style-name="P15"/>
      <text:p text:style-name="P15">- <text:span text:style-name="T25">Apresentação da arquitetura do Google, </text:span><text:span text:style-name="T19">com explicações de sua indexação</text:span><text:span text:style-name="T25">.</text:span></text:p>
      <text:p text:style-name="P15"/>
      <text:p text:style-name="P15">- <text:span text:style-name="T19">Definições do</text:span><text:span text:style-name="T26"> </text:span><text:span text:style-name="T19">c</text:span><text:span text:style-name="T26">rawler que possui cerca de 300 conexões abertas simultaneamente e que cada crawler mantém o seu próprio cache de DNS.</text:span></text:p>
      <text:p text:style-name="P15"/>
      <text:p text:style-name="P15"/>
      <text:p text:style-name="P8"/>
      <text:p text:style-name="P5"><text:soft-page-break/><text:span text:style-name="T2">Tópico 4 – </text:span><text:span text:style-name="T3">Pontos negativos (limitações) do artigo</text:span></text:p>
      <text:p text:style-name="P5"><text:span text:style-name="T3">- </text:span><text:span text:style-name="T21">D</text:span><text:span text:style-name="T7">efinição de indexação de SPA (</text:span><text:span text:style-name="T8">Single Page Application</text:span><text:span text:style-name="T7">) para páginas em que </text:span><text:span text:style-name="T21">suas página são renderizadas utilizando JavaScript.</text:span></text:p>
      <text:p text:style-name="P23"/>
      <text:p text:style-name="P24">- <text:span text:style-name="T25">Especificar o funcionamento do programa </text:span><text:span text:style-name="T16">DumpLexicon.</text:span></text:p>
      <text:p text:style-name="P24"><text:span text:style-name="T16"/></text:p>
      <text:p text:style-name="P15"><text:span text:style-name="T15">- </text:span><text:span text:style-name="T23">Demonstrar a evolução do algoritmo e arquitetura do motor de busca com o passar do tempo.</text:span></text:p>
      <text:p text:style-name="P15"><text:span text:style-name="T23"/></text:p>
      <text:p text:style-name="P15"><text:span text:style-name="T23">- Apresentar o funcionamento do Google Acadêmico.</text:span></text:p>
      <text:p text:style-name="P15"/>
      <text:p text:style-name="P15">- <text:span text:style-name="T27">Como é a idexação das páginas anunciadas pelo Google.</text:span></text:p>
      <text:p text:style-name="P8"/>
      <text:p text:style-name="P5"><text:span text:style-name="T2">Tópico 5 – </text:span><text:span text:style-name="T3">Referências complementares (lidas ou a serem lidas):</text:span></text:p>
      <text:p text:style-name="P5">- <text:span text:style-name="T28">Ron <text:s/>Weiss, <text:s/>Bienvenido <text:s/>Velez, <text:s/>Mark <text:s/>A. <text:s/>Sheldon, <text:s/>ChanathipManprempre, Peter Szilagyi, Andrzej Duda, David K. Gifford,HyPursuit: a hierarchical network search engine that exploitscontent-link hypertext clustering, in: Proceedings of the 7th ACMConference on Hypertext, New York, 1996.</text:span></text:p>
      <text:p text:style-name="P5"/>
      <text:p text:style-name="P5">- Junghoo Cho, Hector Garcia-Molina, Lawrence Page, Efficientcrawling through URL ordering, in: Seventh International WebConference (WWW 98), Brisbane, Australia, April 14–18, 1998.</text:p>
      <text:p text:style-name="P5"/>
      <text:p text:style-name="P28">- NORUZI, Alireza. Google Scholar: The new generation of citation indexes. Libri, v. 55, n. 4, p. 170-180, 2005.</text:p>
      <text:p text:style-name="P28"/>
      <text:p text:style-name="P5">- LEE, Micky. Google ads and the blindspot debate. Media, Culture &amp; Society, v. 33, n. 3, p. 433-447, 2011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Courier 10 Pitch" svg:font-family="'Courier 10 Pitch'"/>
    <style:font-face style:name="NimbusSanL-Regu" svg:font-family="NimbusSanL-Regu"/>
    <style:font-face style:name="serif" svg:font-family="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Verdana1" svg:font-family="Verdana" style:font-family-generic="swiss"/>
    <style:font-face style:name="Myriad Roman" svg:font-family="'Myriad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style:font-name="Verdana" fo:font-family="Verdana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9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Verdana" fo:font-family="Verdana" style:font-family-generic="swiss" style:font-pitch="variable" fo:font-size="10pt" fo:font-weight="bold" style:font-size-asian="10pt" style:font-weight-asian="bold" style:font-name-complex="Tahoma" style:font-family-complex="Tahoma" style:font-family-generic-complex="swiss" style:font-pitch-complex="variable" style:font-size-complex="8.5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0.041cm" fo:line-height="0.441cm" fo:text-align="end" style:justify-single-word="false" fo:text-indent="0cm" style:auto-text-indent="false" fo:keep-with-next="always"/>
      <style:text-properties style:font-name="Verdana" fo:font-family="Verdana" style:font-family-generic="swiss" style:font-pitch="variable" fo:font-size="8.5pt" fo:font-weight="bold" style:font-size-asian="8.5pt" style:font-weight-asian="bold" style:font-name-complex="Verdana" style:font-family-complex="Verdana" style:font-family-generic-complex="swiss" style:font-pitch-complex="variable"/>
    </style:style>
    <style:style style:name="Título" style:family="paragraph" style:parent-style-name="Standard" style:next-style-name="Text_20_body">
      <style:paragraph-properties fo:text-align="center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 style:font-weight-complex="bold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" style:family="paragraph" style:parent-style-name="Standard">
      <style:paragraph-properties fo:margin-top="0.494cm" fo:margin-bottom="0.494cm" loext:contextual-spacing="false"/>
      <style:text-properties fo:color="#00008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Corpo_20_de_20_texto_20_2" style:display-name="Corpo de texto 2" style:family="paragraph" style:parent-style-name="Standard">
      <style:paragraph-properties fo:text-align="center" style:justify-single-word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ultpar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Numerada" style:family="paragraph" style:parent-style-name="Standard" style:list-style-name="WW8Num4"/>
    <style:style style:name="Lista_20_de_20_continuação" style:display-name="Lista de continuação" style:family="paragraph" style:parent-style-name="Numerada">
      <style:paragraph-properties fo:margin-left="0.75cm" fo:margin-right="0cm" fo:margin-top="0cm" fo:margin-bottom="0.476cm" loext:contextual-spacing="false" style:line-height-at-least="0.476cm" fo:text-indent="0cm" style:auto-text-indent="false">
        <style:tab-stops>
          <style:tab-stop style:position="0.75cm"/>
        </style:tab-stops>
      </style:paragraph-properties>
      <style:text-properties fo:font-size="11.5pt" fo:language="en" fo:country="GB" style:font-size-asian="11.5pt" style:font-size-complex="10pt"/>
    </style:style>
    <style:style style:name="myriad" style:family="paragraph" style:next-style-name="Standard">
      <style:paragraph-properties style:line-height-at-least="0.512cm" fo:text-align="justify" style:justify-single-word="false" fo:orphans="2" fo:widows="2" fo:hyphenation-ladder-count="no-limit" style:text-autospace="none"/>
      <style:text-properties style:use-window-font-color="true" style:font-name="Myriad Roman" fo:font-family="'Myriad Roman'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Myriad Roman" style:font-family-complex="'Myriad Roman'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o_20_em_20_bloco" style:display-name="Texto em bloco" style:family="paragraph" style:parent-style-name="Standard">
      <style:paragraph-properties fo:margin-left="0.319cm" fo:margin-right="0.349cm" fo:margin-top="1.482cm" fo:margin-bottom="0cm" loext:contextual-spacing="false" style:line-height-at-least="0.529cm" fo:text-align="justify" style:justify-single-word="false" fo:text-indent="0.951cm" style:auto-text-indent="false"/>
      <style:text-properties fo:font-size="11pt" fo:letter-spacing="0.011cm" fo:font-style="italic" style:font-size-asian="11pt" style:font-style-asian="italic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808080" style:text-line-through-style="none" style:text-line-through-type="none" style:text-position="0% 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808080" style:text-line-through-style="none" style:text-line-through-type="none" style:text-position="0% 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unnamed11" style:family="text" style:parent-style-name="Fonte_20_parág._20_padrão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itulo_5f_texto1" style:display-name="titulo_texto1" style:family="text">
      <style:text-properties fo:color="#000000" style:text-line-through-style="none" style:text-line-through-type="none" style:font-name="Arial" fo:font-family="Arial" style:font-family-generic="swiss" style:font-pitch="variable" fo:font-size="13.5pt" fo:font-style="normal" style:text-underline-style="none" fo:font-weight="bold" style:font-size-asian="13.5pt" style:font-style-asian="normal" style:font-weight-asian="bold" style:font-name-complex="Arial" style:font-family-complex="Arial" style:font-family-generic-complex="swiss" style:font-pitch-complex="variable" style:font-size-complex="13.5pt" style:font-style-complex="normal" style:font-weight-complex="bold"/>
    </style:style>
    <style:style style:name="assinatura_5f_texto_5f_negrito1" style:display-name="assinatura_texto_negrito1" style:family="text">
      <style:text-properties fo:color="#000000" style:text-line-through-style="none" style:text-line-through-type="none" style:font-name="Arial" fo:font-family="Arial" style:font-family-generic="swiss" style:font-pitch="variable" fo:font-size="12pt" fo:font-style="italic" style:text-underline-style="none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assinatura_5f_texto1" style:display-name="assinatura_texto1" style:family="text">
      <style:text-properties fo:color="#000000" style:text-line-through-style="none" style:text-line-through-type="none" style:font-name="Arial" fo:font-family="Arial" style:font-family-generic="swiss" style:font-pitch="variable" fo:font-size="10.5pt" fo:font-style="italic" style:text-underline-style="none" fo:font-weight="normal" style:font-size-asian="10.5pt" style:font-style-asian="italic" style:font-weight-asian="normal" style:font-name-complex="Arial" style:font-family-complex="Arial" style:font-family-generic-complex="swiss" style:font-pitch-complex="variable" style:font-size-complex="10.5pt" style:font-style-complex="italic" style:font-weight-complex="normal"/>
    </style:style>
    <style:style style:name="Estilo_20_Arial_20_12_20_pt" style:display-name="Estilo Arial 12 pt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/>
      <style:text-properties style:font-name="Courier 10 Pitch" fo:language="none" fo:country="none" style:language-asian="none" style:country-asian="none" style:font-name-complex="Courier 10 Pitch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Universidade do Estado de Santa Catarina– Joinville/ UDESC</text:p>
        <text:p text:style-name="MP2">Programa de Pós-Graduação em Computação Aplicada - PPGCA</text:p>
        <text:p text:style-name="MP2">Disciplina de Sistemas Distribuídos Avançados – SDA</text:p>
        <text:p text:style-name="MP3"/>
      </style:header>
      <style:footer>
        <text:p text:style-name="MP4"><text:page-number text:select-page="current">2</text:page-number></text:p>
      </style:footer>
    </style:master-page>
    <style:master-page style:name="Convert_20_1" style:display-name="Convert 1" style:page-layout-name="Mpm1">
      <style:header>
        <text:p text:style-name="MP1"/>
        <text:p text:style-name="MP2">Universidade do Estado de Santa Catarina– Joinville/ UDESC</text:p>
        <text:p text:style-name="MP2">Programa de Pós-Graduação em Computação Aplicada - PPGCA</text:p>
        <text:p text:style-name="MP2">Disciplina de Sistemas Distribuídos Avançados – SDA</text:p>
        <text:p text:style-name="MP3"/>
      </style:header>
      <style:footer>
        <text:p text:style-name="MP4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DA</dc:title>
    <meta:initial-creator>morani</meta:initial-creator>
    <meta:creation-date>2014-03-30T19:50:00</meta:creation-date>
    <dc:date>2020-11-12T09:21:45.709944204</dc:date>
    <meta:print-date>2007-07-03T09:04:00</meta:print-date>
    <meta:editing-cycles>10</meta:editing-cycles>
    <meta:editing-duration>PT52M29S</meta:editing-duration>
    <meta:generator>LibreOffice/6.4.6.2$Linux_X86_64 LibreOffice_project/40$Build-2</meta:generator>
    <meta:document-statistic meta:table-count="1" meta:image-count="0" meta:object-count="0" meta:page-count="2" meta:paragraph-count="37" meta:word-count="468" meta:character-count="3053" meta:non-whitespace-character-count="2611"/>
  </office:meta>
</office:document-meta>
</file>